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0.6701in"/>
    </style:style>
    <style:style style:name="co3" style:family="table-column">
      <style:table-column-properties fo:break-before="auto" style:column-width="0.9547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772in"/>
    </style:style>
    <style:style style:name="co6" style:family="table-column">
      <style:table-column-properties fo:break-before="auto" style:column-width="1.2028in"/>
    </style:style>
    <style:style style:name="co7" style:family="table-column">
      <style:table-column-properties fo:break-before="auto" style:column-width="1.5016in"/>
    </style:style>
    <style:style style:name="co8" style:family="table-column">
      <style:table-column-properties fo:break-before="auto" style:column-width="1.2398in"/>
    </style:style>
    <style:style style:name="co9" style:family="table-column">
      <style:table-column-properties fo:break-before="auto" style:column-width="1.84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oura_2022-07-11_2022-07-28_trends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fein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eek Day</text:p>
          </table:table-cell>
          <table:table-cell office:value-type="string" calcext:value-type="string">
            <text:p>Average HRV</text:p>
          </table:table-cell>
          <table:table-cell office:value-type="string" calcext:value-type="string">
            <text:p>Deep Sleep Duration</text:p>
          </table:table-cell>
          <table:table-cell office:value-type="string" calcext:value-type="string">
            <text:p>Lowest Resting Heart Rate</text:p>
          </table:table-cell>
          <table:table-cell office:value-type="string" calcext:value-type="string">
            <text:p>Total Sleep Score</text:p>
          </table:table-cell>
          <table:table-cell office:value-type="string" calcext:value-type="string">
            <text:p>Sleep Efficiency Score</text:p>
          </table:table-cell>
          <table:table-cell office:value-type="string" calcext:value-type="string">
            <text:p>Restfulness Score</text:p>
          </table:table-cell>
          <table:table-cell office:value-type="string" calcext:value-type="string">
            <text:p>Average Resting Hear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7-11" calcext:value-type="date">
            <text:p>2022-07-11</text:p>
          </table:table-cell>
          <table:table-cell table:formula="of:=WEEKDAY([.B2];2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140" calcext:value-type="float">
            <text:p>41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47.91" calcext:value-type="float">
            <text:p>47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7-12" calcext:value-type="date">
            <text:p>2022-07-12</text:p>
          </table:table-cell>
          <table:table-cell table:formula="of:=WEEKDAY([.B3];2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90" calcext:value-type="float">
            <text:p>2490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49.38" calcext:value-type="float">
            <text:p>49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7-13" calcext:value-type="date">
            <text:p>2022-07-13</text:p>
          </table:table-cell>
          <table:table-cell table:formula="of:=WEEKDAY([.B4];2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670" calcext:value-type="float">
            <text:p>5670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6.45" calcext:value-type="float">
            <text:p>46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7-14" calcext:value-type="date">
            <text:p>2022-07-14</text:p>
          </table:table-cell>
          <table:table-cell table:formula="of:=WEEKDAY([.B5];2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480" calcext:value-type="float">
            <text:p>3480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50.27" calcext:value-type="float">
            <text:p>5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7-15" calcext:value-type="date">
            <text:p>2022-07-15</text:p>
          </table:table-cell>
          <table:table-cell table:formula="of:=WEEKDAY([.B6];2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50" calcext:value-type="float">
            <text:p>1950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57.18" calcext:value-type="float">
            <text:p>57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7-16" calcext:value-type="date">
            <text:p>2022-07-16</text:p>
          </table:table-cell>
          <table:table-cell table:formula="of:=WEEKDAY([.B7];2)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030" calcext:value-type="float">
            <text:p>6030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49.24" calcext:value-type="float">
            <text:p>49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7-18" calcext:value-type="date">
            <text:p>2022-07-18</text:p>
          </table:table-cell>
          <table:table-cell table:formula="of:=WEEKDAY([.B8];2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840" calcext:value-type="float">
            <text:p>38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48.23" calcext:value-type="float">
            <text:p>48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7-20" calcext:value-type="date">
            <text:p>2022-07-20</text:p>
          </table:table-cell>
          <table:table-cell table:formula="of:=WEEKDAY([.B9];2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090" calcext:value-type="float">
            <text:p>3090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7.79" calcext:value-type="float">
            <text:p>47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7-21" calcext:value-type="date">
            <text:p>2022-07-21</text:p>
          </table:table-cell>
          <table:table-cell table:formula="of:=WEEKDAY([.B10];2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390" calcext:value-type="float">
            <text:p>3390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50.56" calcext:value-type="float">
            <text:p>50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7-22" calcext:value-type="date">
            <text:p>2022-07-22</text:p>
          </table:table-cell>
          <table:table-cell table:formula="of:=WEEKDAY([.B11];2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920" calcext:value-type="float">
            <text:p>49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50.83" calcext:value-type="float">
            <text:p>50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7-23" calcext:value-type="date">
            <text:p>2022-07-23</text:p>
          </table:table-cell>
          <table:table-cell table:formula="of:=WEEKDAY([.B12];2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30" calcext:value-type="float">
            <text:p>2130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date" office:date-value="2022-07-25" calcext:value-type="date">
            <text:p>2022-07-25</text:p>
          </table:table-cell>
          <table:table-cell table:formula="of:=WEEKDAY([.B13];2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020" calcext:value-type="float">
            <text:p>4020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52.49" calcext:value-type="float">
            <text:p>52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date" office:date-value="2022-07-26" calcext:value-type="date">
            <text:p>2022-07-26</text:p>
          </table:table-cell>
          <table:table-cell table:formula="of:=WEEKDAY([.B14];2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60" calcext:value-type="float">
            <text:p>2460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51.84" calcext:value-type="float">
            <text:p>51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date" office:date-value="2022-07-27" calcext:value-type="date">
            <text:p>2022-07-27</text:p>
          </table:table-cell>
          <table:table-cell table:formula="of:=WEEKDAY([.B15];2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280" calcext:value-type="float">
            <text:p>2280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51.92" calcext:value-type="float">
            <text:p>51.92</text:p>
          </table:table-cell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8T10:38:54.703000000</dc:date>
    <meta:editing-duration>PT4M35S</meta:editing-duration>
    <meta:editing-cycles>1</meta:editing-cycles>
    <meta:generator>LibreOffice/7.3.2.2$Windows_X86_64 LibreOffice_project/49f2b1bff42cfccbd8f788c8dc32c1c309559be0</meta:generator>
    <meta:document-statistic meta:table-count="1" meta:cell-count="150" meta:object-count="0"/>
  </office:meta>
</office:document-meta>
</file>